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60000034CB15E4B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5.7cm" svg:height="18.992cm" draw:z-index="0"><draw:image xlink:href="Pictures/10000001000004760000034CB15E4B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30:49.196338000</meta:creation-date>
    <dc:date>2026-01-27T12:50:28.957246800</dc:date>
    <meta:editing-duration>PT1H9M24S</meta:editing-duration>
    <meta:editing-cycles>4</meta:editing-cycles>
    <meta:generator>LibreOffice/25.2.7.2$Windows_X86_64 LibreOffice_project/5cbfd1ab6520636bb5f7b99185aa69bd7456825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